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6pt" style:font-size-asian="16pt" style:font-size-complex="16pt"/>
    </style:style>
    <style:style style:name="P2" style:family="paragraph" style:parent-style-name="Standard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DejaVu Sans Mono" fo:font-size="16pt" fo:font-weight="normal" officeooo:paragraph-rsid="0014cbd1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0c3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imer positions in pYPKa derived vectors</text:p>
      <text:p text:style-name="P3"/>
      <text:p text:style-name="P3"><text:s text:c="29"/>&gt;ATG-..-&gt;</text:p>
      <text:p text:style-name="P3"><text:s text:c="12"/>&gt;-TP--&gt; <text:s text:c="10"/>\ <text:s text:c="4"/>/ <text:s text:c="10"/>&gt;-TP--&gt;</text:p>
      <text:p text:style-name="P3"><text:s text:c="13"/>\ <text:s text:c="2"/>/ <text:s text:c="12"/>\ <text:s text:c="2"/>/ <text:s text:c="12"/>\ <text:s text:c="2"/>/</text:p>
      <text:p text:style-name="P3"><text:s text:c="14"/>\ / <text:s text:c="14"/>\ / <text:s text:c="14"/>\ /</text:p>
      <text:p text:style-name="P4"><text:s text:c="2"/>167&gt; 511&gt; <text:s text:c="3"/>|<text:span text:style-name="T2">468</text:span>&gt; <text:s text:c="12"/>| <text:s text:c="12"/>777&gt;| <text:s text:c="3"/>&lt;512 <text:s text:c="4"/>&lt;166</text:p>
      <text:p text:style-name="P4"><text:s/><text:span text:style-name="T2">577</text:span>&gt; <text:s text:c="5"/><text:span text:style-name="T2">775</text:span>&gt;|&lt;776 <text:s text:c="8"/>&lt;<text:span text:style-name="T2">567</text:span>|<text:span text:style-name="T2">568</text:span>&gt; <text:s text:c="8"/>&lt;<text:span text:style-name="T2">467</text:span>|&lt;<text:span text:style-name="T2">778</text:span> <text:s text:c="4"/>&lt;<text:span text:style-name="T2">578</text:span> <text:s text:c="3"/>&lt;342</text:p>
      <text:p text:style-name="P3"><text:s text:c="15"/>| <text:s text:c="16"/>| <text:s text:c="16"/>| </text:p>
      <text:p text:style-name="P3"><text:s/><text:span text:style-name="T1">############</text:span>N-Z====&lt;50bp&gt;=======A+++++&lt;31bp&gt;++++++EA••••••••••••••••••••</text:p>
      <text:p text:style-name="P3">| <text:s text:c="11"/>o r <text:s text:c="16"/>j <text:s text:c="16"/>cc <text:s text:c="19"/>|</text:p>
      <text:p text:style-name="P3">| <text:s text:c="11"/>t a <text:s text:c="16"/>i <text:s text:c="16"/>oc <text:s text:c="19"/>|</text:p>
      <text:p text:style-name="P3">| <text:s text:c="11"/>I I <text:s text:c="16"/>I <text:s text:c="16"/>RI <text:s text:c="19"/>|</text:p>
      <text:p text:style-name="P3">| <text:s text:c="30"/>(*) <text:s text:c="15"/>VI <text:s text:c="19"/>|</text:p>
      <text:p text:style-name="P3">| <text:s text:c="50"/>I <text:s text:c="19"/>|</text:p>
      <text:p text:style-name="P3">| <text:s text:c="71"/>|</text:p>
      <text:p text:style-name="P3"><text:s/>--------------------- pYPKa --------------------------------------------</text:p>
      <text:p text:style-name="P3"/>
      <text:p text:style-name="P6">(*) AjiI is only unique in the pYPKa vector, not in the pYPK0 or vectors derived from pYPK0 such as pYPKpw. AjiI is unique in the pLBL2 vector.</text:p>
      <text:p text:style-name="P6"/>
      <text:p text:style-name="P6">NotI <text:s text:c="2"/>GC^GGCCGC</text:p>
      <text:p text:style-name="P6">ZraI <text:s text:c="2"/>GAC^GTC</text:p>
      <text:p text:style-name="P6">AjiI <text:s text:c="2"/>CAC^GTC</text:p>
      <text:p text:style-name="P6">EcoRV <text:s/>GAT^ATC</text:p>
      <text:p text:style-name="P6">AccIII T^CCGG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41:43.505210706</meta:creation-date>
    <dc:date>2018-01-23T15:21:57.125420081</dc:date>
    <meta:editing-duration>PT30M1S</meta:editing-duration>
    <meta:editing-cycles>4</meta:editing-cycles>
    <meta:generator>LibreOffice/5.4.4.2$Linux_X86_64 LibreOffice_project/40m0$Build-2</meta:generator>
    <meta:document-statistic meta:table-count="0" meta:image-count="0" meta:object-count="0" meta:page-count="1" meta:paragraph-count="22" meta:word-count="110" meta:character-count="1241" meta:non-whitespace-character-count="493"/>
  </office:meta>
</office:document-meta>
</file>